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Fira Code" svg:font-family="'Fira Code', Menlo, Monaco, 'Courier New', monospace"/>
    <style:font-face style:name="OpenSymbol" svg:font-family="OpenSymbol"/>
    <style:font-face style:name="Pt Sans" svg:font-family="'Pt Sans', Arial, sans-serif"/>
    <style:font-face style:name="Tahoma1" svg:font-family="Tahoma"/>
    <style:font-face style:name="arial" svg:font-family="arial, sans-serif"/>
    <style:font-face style:name="system" svg:font-family="system, apple-system, BlinkMacSystemFont, .SFNSDisplay-Regular, Roboto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system" fo:font-size="13.5pt" fo:letter-spacing="normal" fo:language="en" fo:country="US" fo:font-style="normal" fo:font-weight="normal"/>
    </style:style>
    <style:style style:name="P2" style:family="paragraph" style:parent-style-name="Text_20_body">
      <style:text-properties fo:font-variant="normal" fo:text-transform="none" fo:color="#000000" style:font-name="system" fo:font-size="13.5pt" fo:letter-spacing="normal" fo:language="ru" fo:country="RU" fo:font-style="normal" fo:font-weight="normal"/>
    </style:style>
    <style:style style:name="P3" style:family="paragraph" style:parent-style-name="Preformatted_20_Text">
      <style:paragraph-properties fo:margin-left="0cm" fo:margin-right="0cm" fo:margin-top="0cm" fo:margin-bottom="0cm" fo:orphans="2" fo:widows="2" fo:text-indent="0cm" style:auto-text-indent="false" fo:background-color="#282c34" fo:padding="0cm" fo:border="none">
        <style:background-image/>
      </style:paragraph-properties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text-properties fo:font-variant="normal" fo:text-transform="none" fo:color="#000000" style:font-name="system" fo:font-size="13.5pt" fo:letter-spacing="normal" fo:font-style="normal" fo:font-weight="normal"/>
    </style:style>
    <style:style style:name="P6" style:family="paragraph" style:parent-style-name="Standard">
      <style:text-properties fo:font-variant="normal" fo:text-transform="none" fo:color="#000000" style:font-name="system" fo:font-size="13.5pt" fo:letter-spacing="normal" fo:language="en" fo:country="US" fo:font-style="normal" fo:font-weight="normal"/>
    </style:style>
    <style:style style:name="P7" style:family="paragraph" style:parent-style-name="Standard">
      <style:text-properties fo:font-variant="normal" fo:text-transform="none" fo:color="#000000" style:font-name="system" fo:font-size="13.5pt" fo:letter-spacing="normal" fo:language="ru" fo:country="RU" fo:font-style="normal" fo:font-weight="normal"/>
    </style:style>
    <style:style style:name="P8" style:family="paragraph" style:parent-style-name="Standard">
      <style:text-properties fo:font-variant="normal" fo:text-transform="none" fo:color="#000000" style:font-name="system" fo:font-size="13.5pt" fo:letter-spacing="normal" fo:language="ru" fo:country="RU" fo:font-style="normal" fo:font-weight="normal" style:font-weight-asian="normal" style:font-weight-complex="normal"/>
    </style:style>
    <style:style style:name="P9" style:family="paragraph" style:parent-style-name="Standard">
      <style:text-properties fo:color="#000000" style:font-name="system"/>
    </style:style>
    <style:style style:name="P10" style:family="paragraph" style:parent-style-name="Preformatted_20_Text">
      <style:text-properties fo:language="ru" fo:country="RU"/>
    </style:style>
    <style:style style:name="P11" style:family="paragraph" style:parent-style-name="Preformatted_20_Text">
      <style:text-properties fo:font-variant="normal" fo:text-transform="none" fo:color="#a9b7c6" style:font-name="Courier New1" fo:font-size="13.5pt" fo:letter-spacing="normal" fo:language="ru" fo:country="RU" fo:font-style="normal" fo:font-weight="normal"/>
    </style:style>
    <style:style style:name="P12" style:family="paragraph" style:parent-style-name="Standard">
      <style:paragraph-properties fo:break-before="page"/>
      <style:text-properties fo:font-variant="normal" fo:text-transform="none" fo:color="#000000" style:font-name="system" fo:font-size="13.5pt" fo:letter-spacing="normal" fo:language="en" fo:country="US" fo:font-style="normal" fo:font-weight="normal"/>
    </style:style>
    <style:style style:name="P13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Courier New1"/>
    </style:style>
    <style:style style:name="P14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15" style:family="paragraph" style:parent-style-name="Preformatted_20_Text">
      <style:paragraph-properties fo:background-color="#2b2b2b">
        <style:background-image/>
      </style:paragraph-properties>
      <style:text-properties fo:color="#a9b7c6" style:font-name="Courier New1"/>
    </style:style>
    <style:style style:name="P16" style:family="paragraph" style:parent-style-name="Standard" style:list-style-name="L1"/>
    <style:style style:name="P17" style:family="paragraph" style:parent-style-name="Standard">
      <style:text-properties fo:font-variant="normal" fo:text-transform="none" fo:color="#000000" style:font-name="system" fo:font-size="13.5pt" fo:letter-spacing="normal" fo:font-style="normal" fo:font-weight="normal"/>
    </style:style>
    <style:style style:name="P18" style:family="paragraph" style:parent-style-name="Standard" style:list-style-name="L1">
      <style:text-properties fo:font-variant="normal" fo:text-transform="none" fo:color="#000000" style:font-name="system" fo:font-size="13.5pt" fo:letter-spacing="normal" fo:font-style="normal" fo:font-weight="normal"/>
    </style:style>
    <style:style style:name="P19" style:family="paragraph" style:parent-style-name="Standard">
      <style:text-properties fo:font-variant="normal" fo:text-transform="none" fo:color="#000000" style:font-name="system" fo:font-size="13.5pt" fo:letter-spacing="normal" fo:language="ru" fo:country="RU" fo:font-style="normal" fo:font-weight="normal"/>
    </style:style>
    <style:style style:name="P20" style:family="paragraph" style:parent-style-name="Standard" style:list-style-name="L4"/>
    <style:style style:name="P21" style:family="paragraph" style:parent-style-name="Standard">
      <style:text-properties fo:color="#a9b7c6" style:font-name="Courier New1"/>
    </style:style>
    <style:style style:name="P22" style:family="paragraph" style:parent-style-name="Standard">
      <style:text-properties fo:language="en" fo:country="US"/>
    </style:style>
    <style:style style:name="P23" style:family="paragraph" style:parent-style-name="Standard">
      <style:text-properties fo:language="ru" fo:country="RU"/>
    </style:style>
    <style:style style:name="P24" style:family="paragraph" style:parent-style-name="Standard">
      <style:paragraph-properties fo:break-before="page"/>
      <style:text-properties fo:font-variant="normal" fo:text-transform="none" fo:color="#000000" style:font-name="system" fo:font-size="13.5pt" fo:letter-spacing="normal" fo:language="en" fo:country="US" fo:font-style="normal" fo:font-weight="normal"/>
    </style:style>
    <style:style style:name="P25" style:family="paragraph" style:parent-style-name="Text_20_body" style:list-style-name="L1">
      <style:text-properties fo:font-variant="normal" fo:text-transform="none" fo:color="#000000" style:font-name="system" fo:font-size="13.5pt" fo:letter-spacing="normal" fo:font-style="normal" fo:font-weight="normal"/>
    </style:style>
    <style:style style:name="P26" style:family="paragraph" style:parent-style-name="Text_20_body" style:list-style-name="L4">
      <style:text-properties fo:font-variant="normal" fo:text-transform="none" fo:color="#000000" style:font-name="system" fo:font-size="13.5pt" fo:letter-spacing="normal" fo:font-style="normal" fo:font-weight="normal"/>
    </style:style>
    <style:style style:name="P27" style:family="paragraph" style:parent-style-name="Text_20_body">
      <style:text-properties fo:font-variant="normal" fo:text-transform="none" fo:color="#000000" style:font-name="system" fo:font-size="13.5pt" fo:letter-spacing="normal" fo:language="en" fo:country="US" fo:font-style="normal" fo:font-weight="normal"/>
    </style:style>
    <style:style style:name="P28" style:family="paragraph" style:parent-style-name="Text_20_body">
      <style:text-properties fo:font-variant="normal" fo:text-transform="none" fo:color="#000000" style:font-name="system" fo:font-size="13.5pt" fo:letter-spacing="normal" fo:language="ru" fo:country="RU" fo:font-style="normal" fo:font-weight="normal"/>
    </style:style>
    <style:style style:name="P29" style:family="paragraph" style:parent-style-name="Text_20_body" style:list-style-name="L2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system" fo:font-size="13.5pt" fo:letter-spacing="normal" fo:font-style="normal" fo:font-weight="normal"/>
    </style:style>
    <style:style style:name="P30" style:family="paragraph" style:parent-style-name="Text_20_body" style:list-style-name="L3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system" fo:font-size="13.5pt" fo:letter-spacing="normal" fo:font-style="normal" fo:font-weight="normal"/>
    </style:style>
    <style:style style:name="P31" style:family="paragraph" style:parent-style-name="Text_20_body" style:list-style-name="L2">
      <style:paragraph-properties fo:margin-left="0cm" fo:margin-right="0cm" fo:margin-top="0.185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system" fo:font-size="13.5pt" fo:letter-spacing="normal" fo:font-style="normal" fo:font-weight="normal"/>
    </style:style>
    <style:style style:name="T1" style:family="text">
      <style:text-properties fo:font-variant="normal" fo:text-transform="none" fo:color="#000000" style:font-name="system" fo:font-size="13.5pt" fo:letter-spacing="normal" fo:font-style="normal" fo:font-weight="normal"/>
    </style:style>
    <style:style style:name="T2" style:family="text">
      <style:text-properties fo:font-variant="normal" fo:text-transform="none" fo:color="#000000" style:font-name="system" fo:font-size="13.5pt" fo:letter-spacing="normal" fo:language="ru" fo:country="RU" fo:font-style="normal" fo:font-weight="normal"/>
    </style:style>
    <style:style style:name="T3" style:family="text">
      <style:text-properties fo:font-variant="normal" fo:text-transform="none" fo:color="#000000" style:font-name="Fira Code" fo:font-size="13.5pt" fo:letter-spacing="normal" fo:font-style="normal" fo:font-weight="normal"/>
    </style:style>
    <style:style style:name="T4" style:family="text">
      <style:text-properties fo:font-variant="normal" fo:text-transform="none" fo:color="#abb2bf" style:font-name="Fira Code" fo:font-size="13.5pt" fo:letter-spacing="normal" fo:font-style="normal" fo:font-weight="normal"/>
    </style:style>
    <style:style style:name="T5" style:family="text">
      <style:text-properties fo:font-variant="normal" fo:text-transform="none" fo:color="#abb2bf" fo:letter-spacing="normal"/>
    </style:style>
    <style:style style:name="T6" style:family="text">
      <style:text-properties fo:font-variant="normal" fo:text-transform="none" fo:color="#c678dd" style:font-name="Fira Code" fo:font-size="13.5pt" fo:letter-spacing="normal" fo:font-style="normal" fo:font-weight="normal"/>
    </style:style>
    <style:style style:name="T7" style:family="text">
      <style:text-properties fo:font-variant="normal" fo:text-transform="none" fo:color="#98c379" style:font-name="Fira Code" fo:font-size="13.5pt" fo:letter-spacing="normal" fo:font-style="normal" fo:font-weight="normal"/>
    </style:style>
    <style:style style:name="T8" style:family="text">
      <style:text-properties fo:font-variant="normal" fo:text-transform="none" fo:color="#660099" style:text-line-through-style="none" style:font-name="arial" fo:font-size="13.5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font-size="13.5pt" fo:letter-spacing="normal" fo:language="ru" fo:country="RU" fo:font-style="normal" fo:font-weight="normal" style:font-weight-asian="normal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fo:language="en" fo:country="US"/>
    </style:style>
    <style:style style:name="T12" style:family="text">
      <style:text-properties fo:color="#ffc66d"/>
    </style:style>
    <style:style style:name="T13" style:family="text">
      <style:text-properties fo:color="#ffc66d" style:font-name="Courier New1"/>
    </style:style>
    <style:style style:name="T14" style:family="text">
      <style:text-properties fo:color="#6897bb"/>
    </style:style>
    <style:style style:name="T15" style:family="text">
      <style:text-properties fo:color="#cc7832"/>
    </style:style>
    <style:style style:name="T16" style:family="text">
      <style:text-properties fo:color="#cc7832" fo:font-weight="bold"/>
    </style:style>
    <style:style style:name="T17" style:family="text">
      <style:text-properties fo:color="#cc7832" style:font-name="Courier New1"/>
    </style:style>
    <style:style style:name="T18" style:family="text">
      <style:text-properties fo:color="#cc7832" style:font-name="Courier New1" fo:font-weight="bold"/>
    </style:style>
    <style:style style:name="T19" style:family="text">
      <style:text-properties style:font-name="Courier New1"/>
    </style:style>
    <style:style style:name="T20" style:family="text">
      <style:text-properties fo:color="#a9b7c6" style:font-name="Courier New1"/>
    </style:style>
    <style:style style:name="T21" style:family="text">
      <style:text-properties fo:color="#0d0d0d" style:font-name="Pt Sans" fo:font-size="11.25pt" fo:language="ru" fo:country="RU"/>
    </style:style>
    <style:style style:name="T22" style:family="text">
      <style:text-properties fo:color="#0d0d0d" style:font-name="Pt Sans" fo:font-size="11.25pt" fo:language="en" fo:country="US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Общие вопросы: </text:p>
      <text:list xml:id="list3468952578312878335" text:style-name="L1">
        <text:list-item>
          <text:p text:style-name="P18">Кого из мировых front-end разработчиков вы знаете?</text:p>
        </text:list-item>
        <text:list-item>
          <text:p text:style-name="P25">Расскажите о своей среде разработки (ОС, редактор, браузер(ы), прочие инструменты)</text:p>
        </text:list-item>
        <text:list-item>
          <text:p text:style-name="P25">Опишите последовательность Ваших действий, когда вы создаете новую Web-страницу</text:p>
        </text:list-item>
        <text:list-item>
          <text:p text:style-name="P16"><text:span text:style-name="T1">Как можно оптимизировать загрузку внешних ресурсов на странице?</text:span> </text:p>
          <text:p text:style-name="P18">Комбинация из потенциальных решений:</text:p>
          <text:list text:style-name="L2">
            <text:list-item>
              <text:p text:style-name="P29">Конкатенация</text:p>
            </text:list-item>
            <text:list-item>
              <text:p text:style-name="P31">Минификация</text:p>
            </text:list-item>
            <text:list-item>
              <text:p text:style-name="P31">Использование CDN</text:p>
            </text:list-item>
            <text:list-item>
              <text:p text:style-name="P31">Кэширования</text:p>
            </text:list-item>
            <text:list-item>
              <text:p text:style-name="P31">и т.д.</text:p>
            </text:list-item>
          </text:list>
        </text:list-item>
      </text:list>
      <text:p text:style-name="Standard"><text:span text:style-name="T10">5) <text:s/></text:span><text:span text:style-name="T1">Каково преимущество в подгрузке внешних ресурсов с нескольких доменов?</text:span></text:p>
      <text:list xml:id="list6706760052474643756" text:style-name="L3">
        <text:list-item>
          <text:p text:style-name="P30">Сколько ресурсов браузер может одновременно качать с одного домена?</text:p>
        </text:list-item>
      </text:list>
      <text:p text:style-name="P4">Опишите свой старт проекта</text:p>
      <text:p text:style-name="P22">HTML</text:p>
      <text:p text:style-name="P4"/>
      <text:list xml:id="list6945974789231433967" text:style-name="L4">
        <text:list-item>
          <text:p text:style-name="P20"><text:span text:style-name="T1">Чем полезны </text:span><text:span text:style-name="Source_20_Text"><text:span text:style-name="T3">data-</text:span></text:span><text:span text:style-name="T1"> атрибуты?</text:span></text:p>
        </text:list-item>
        <text:list-item>
          <text:p text:style-name="P26">Знакомы ли с подводными камнями вёрстки почтовых шаблонов?</text:p>
        </text:list-item>
      </text:list>
      <text:p text:style-name="P5"><text:tab/>Приходилось ли вам стилизовать SVG?</text:p>
      <text:p text:style-name="P5">Как Вы сверстаете макет, который использует нестандартные шрифты?</text:p>
      <text:p text:style-name="P5"><text:span text:style-name="T21">Стандартная структура </text:span><text:span text:style-name="T22">HTML-</text:span><text:span text:style-name="T21">документа</text:span> </text:p>
      <text:p text:style-name="P5"/>
      <text:p text:style-name="P12">Css</text:p>
      <text:p text:style-name="P7">Позиционирование</text:p>
      <text:p text:style-name="P7">Еденицы измерения</text:p>
      <text:p text:style-name="P7">зачем нужен <text:span text:style-name="T11">clearfix</text:span></text:p>
      <text:p text:style-name="P1">Что такое «reset» <text:s/>normalize.css CSS и для чего он нужен <text:span text:style-name="T10">и что лучше</text:span>?</text:p>
      <text:p text:style-name="P1">Объясните, что такое плавающие элементы (floats) и как они работают?</text:p>
      <text:p text:style-name="P1">Что такое CSS спрайты? Как они реализуются на странице или сайте <text:span text:style-name="T10">для чего они нужны</text:span>?</text:p>
      <text:p text:style-name="P2">Какие свойства <text:span text:style-name="T11">CSS3 </text:span>вы знаете</text:p>
      <text:p text:style-name="P2">Что такое вендорные префексы и для чего они нужны</text:p>
      <text:p text:style-name="Text_20_body"><text:span text:style-name="T2">В чем разница </text:span><text:a xlink:type="simple" xlink:href="https://themeover.com/mobile-first-vs-desktop-first-responsive-design/" office:target-frame-name="_blank" xlink:show="new" text:style-name="Internet_20_link" text:visited-style-name="Visited_20_Internet_20_Link"><text:span text:style-name="T8">Mobile-first vs Desktop-first</text:span></text:a></text:p>
      <text:p text:style-name="P2">Как спрятать элемент. В чем разница <text:span text:style-name="T11">display:none visibility: hidden</text:span></text:p>
      <text:p text:style-name="P1">Приходилось ли вам стилизовать SVG?</text:p>
      <text:p text:style-name="P6"/>
      <text:p text:style-name="P12">Js</text:p>
      <text:p text:style-name="P6">1) <text:span text:style-name="T10">Сколько параметров можно передать функции</text:span></text:p>
      <text:p text:style-name="P7">Пример кода</text:p>
      <text:p text:style-name="P6"/>
      <text:p text:style-name="P8">В чем разница == и ===</text:p>
      <text:p text:style-name="P8">Что такое замыкание</text:p>
      <text:p text:style-name="P9"><text:span text:style-name="T9">В чем разница </text:span><text:span text:style-name="T13">getElementsByClassName</text:span><text:span text:style-name="T20">() </text:span><text:span text:style-name="T13">querySelectorAll</text:span><text:span text:style-name="T20">()</text:span></text:p>
      <text:p text:style-name="P21"/>
      <text:p text:style-name="P8"/>
      <text:p text:style-name="P7"/>
      <text:p text:style-name="P10"><text:span text:style-name="Source_20_Text"><text:span text:style-name="T6">var</text:span></text:span><text:span text:style-name="Source_20_Text"><text:span text:style-name="T4"> foo = </text:span></text:span><text:span text:style-name="Source_20_Text"><text:span text:style-name="T7">"Hello"</text:span></text:span><text:span text:style-name="Source_20_Text"><text:span text:style-name="T4">;</text:span></text:span></text:p>
      <text:p text:style-name="P3"><text:span text:style-name="Source_20_Text"><text:span text:style-name="T4">(</text:span></text:span><text:span text:style-name="Source_20_Text"><text:span text:style-name="T6">function</text:span></text:span><text:span text:style-name="Source_20_Text"><text:span text:style-name="T4">() {</text:span></text:span></text:p>
      <text:p text:style-name="P3"><text:span text:style-name="Source_20_Text"><text:span text:style-name="T5"><text:s text:c="4"/></text:span></text:span><text:span text:style-name="Source_20_Text"><text:span text:style-name="T6">var</text:span></text:span><text:span text:style-name="Source_20_Text"><text:span text:style-name="T4"> bar = </text:span></text:span><text:span text:style-name="Source_20_Text"><text:span text:style-name="T7">" World"</text:span></text:span><text:span text:style-name="Source_20_Text"><text:span text:style-name="T4">;</text:span></text:span></text:p>
      <text:p text:style-name="P3"><text:span text:style-name="Source_20_Text"><text:span text:style-name="T5"><text:s text:c="4"/></text:span></text:span><text:span text:style-name="Source_20_Text"><text:span text:style-name="T4">alert(foo + bar);</text:span></text:span></text:p>
      <text:p text:style-name="P3"><text:span text:style-name="Source_20_Text"><text:span text:style-name="T4">})();</text:span></text:span></text:p>
      <text:p text:style-name="P3"><text:span text:style-name="Source_20_Text"><text:span text:style-name="T4">alert(foo + bar);</text:span></text:span></text:p>
      <text:p text:style-name="P7"/>
      <text:p text:style-name="P11"><text:span text:style-name="T12">fooOne</text:span>(<text:span text:style-name="T14">1</text:span><text:span text:style-name="T15">,</text:span><text:span text:style-name="T14">2</text:span>)<text:span text:style-name="T15">;</text:span></text:p>
      <text:p text:style-name="P15"><text:span text:style-name="T12">fooTwo</text:span>(-<text:span text:style-name="T14">1</text:span><text:span text:style-name="T15">, </text:span><text:span text:style-name="T14">3</text:span>)<text:span text:style-name="T15">;</text:span></text:p>
      <text:p text:style-name="P15"><text:span text:style-name="T16">function </text:span><text:span text:style-name="T12">fooOne</text:span>(a<text:span text:style-name="T15">,</text:span>b){</text:p>
      <text:p text:style-name="P14"><text:s text:c="4"/><text:span text:style-name="T18">return </text:span><text:span text:style-name="T19">a + b</text:span><text:span text:style-name="T17">;</text:span></text:p>
      <text:p text:style-name="P15">}</text:p>
      <text:p text:style-name="P15"><text:span text:style-name="T16">var </text:span><text:span text:style-name="T12">fooTwo </text:span>= <text:span text:style-name="T16">function</text:span>(a<text:span text:style-name="T15">,</text:span>b){</text:p>
      <text:p text:style-name="P14"><text:s text:c="4"/><text:span text:style-name="T18">return </text:span><text:span text:style-name="T19">a + b</text:span><text:span text:style-name="T17">;</text:span></text:p>
      <text:p text:style-name="P13">}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Fira Code" svg:font-family="'Fira Code', Menlo, Monaco, 'Courier New', monospace"/>
    <style:font-face style:name="OpenSymbol" svg:font-family="OpenSymbol"/>
    <style:font-face style:name="Pt Sans" svg:font-family="'Pt Sans', Arial, sans-serif"/>
    <style:font-face style:name="Tahoma1" svg:font-family="Tahoma"/>
    <style:font-face style:name="arial" svg:font-family="arial, sans-serif"/>
    <style:font-face style:name="system" svg:font-family="system, apple-system, BlinkMacSystemFont, .SFNSDisplay-Regular, Roboto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H44M50S</meta:editing-duration>
    <meta:editing-cycles>5</meta:editing-cycles>
    <meta:generator>OpenOffice/4.1.1$Win32 OpenOffice.org_project/411m6$Build-9775</meta:generator>
    <dc:date>2017-08-09T17:25:22.62</dc:date>
    <meta:document-statistic meta:table-count="0" meta:image-count="0" meta:object-count="0" meta:page-count="3" meta:paragraph-count="52" meta:word-count="250" meta:character-count="1657"/>
    <meta:user-defined meta:name="Info 1"/>
    <meta:user-defined meta:name="Info 2"/>
    <meta:user-defined meta:name="Info 3"/>
    <meta:user-defined meta:name="Info 4"/>
  </office:meta>
</office:document-meta>
</file>